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officeooo:paragraph-rsid="00192288" style:font-size-asian="14pt" style:font-size-complex="14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fo:background-color="#fff200" style:font-size-asian="14pt" style:font-size-complex="14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background-color="#fff200" style:font-size-asian="14pt" style:font-size-complex="14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officeooo:paragraph-rsid="00192288" fo:background-color="#fff200" style:font-size-asian="14pt" style:font-size-complex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6pt" fo:letter-spacing="normal" fo:font-style="normal" fo:font-weight="bold" officeooo:rsid="00192288" officeooo:paragraph-rsid="00192288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fo:background-color="#fff200" style:font-size-asian="14pt" style:font-size-complex="14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Ubuntu" fo:font-size="14pt" fo:letter-spacing="normal" fo:font-style="normal" fo:font-weight="normal" officeooo:paragraph-rsid="00192288" fo:background-color="#fff200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2288"/>
    </style:style>
    <style:style style:name="T3" style:family="text">
      <style:text-properties officeooo:rsid="00192288"/>
    </style:style>
    <style:style style:name="T4" style:family="text">
      <style:text-properties officeooo:rsid="001aa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верстать страницу с ценовыми колонками по макету</text:p>
      <text:p text:style-name="P2"/>
      <text:p text:style-name="P6"><text:span text:style-name="T2">1. Г</text:span><text:span text:style-name="T1">ибк</text:span><text:span text:style-name="T2">ое</text:span><text:span text:style-name="T1"> отображение под все устройтсва (мобильные и десктоп).</text:span></text:p>
      <text:p text:style-name="P3"/>
      <text:p text:style-name="P6"><text:span text:style-name="T2">2. З</text:span><text:span text:style-name="T1">а минимальную ширину экрана взять 320px</text:span></text:p>
      <text:p text:style-name="P2"/>
      <text:p text:style-name="P4"><text:span text:style-name="T3">3*. </text:span>Высота блоков должна быть эквивалентной, но не фиксированной (это значит что высота всех блоков должна быть равна высоте самого большого блока)</text:p>
      <text:p text:style-name="P2"/>
      <text:p text:style-name="P9"><text:span text:style-name="T3">4*. </text:span>Списковые элементы так же не должны быть фиксированной высоты.</text:p>
      <text:p text:style-name="P3"/>
      <text:p text:style-name="P9"><text:span text:style-name="T3">5. Т</text:span>екст <text:span text:style-name="T4">списковых элементов</text:span> должен быть однострочным (это значит что не должен переноситься на другую строку если текст будет длинее ширины блока)</text:p>
      <text:p text:style-name="P2"/>
      <text:p text:style-name="P8"><text:span text:style-name="T3">6. </text:span>Стили колонок должны быть одного класса, цвет колонки задается параметрально (это значит что у колонок не должно быть индивидуальных стилей позиционирования)</text:p>
      <text:p text:style-name="P2"/>
      <text:p text:style-name="P4"><text:span text:style-name="T3">7*. </text:span>Высота блоков с описанием должна быть эквивалентной, не зависимо от содержания</text:p>
      <text:p text:style-name="P2"/>
      <text:p text:style-name="P4"><text:span text:style-name="T3">8. </text:span>Кнопки "ORDER NOW" должны быть на одной линии, не зависимо от количества списковых элементов</text:p>
      <text:p text:style-name="P2"/>
      <text:p text:style-name="P5"><text:span text:style-name="T2">9. </text:span><text:span text:style-name="T1">Для иконок можно взять awesome fonts, можно и юникодными символами, на ваше усмотрение</text:span></text:p>
      <text:p text:style-name="P2"/>
      <text:p text:style-name="P4"><text:span text:style-name="T3">10. </text:span>Использование javascript исключено, только html+css, плюсом будет если Вы решите стили на sa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3:49.322434839</meta:creation-date>
    <dc:date>2019-09-03T16:49:01.996537220</dc:date>
    <meta:editing-duration>PT50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54" meta:character-count="1039" meta:non-whitespace-character-count="896"/>
  </office:meta>
</office:document-meta>
</file>